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0000ff" fo:padding="0.097cm" fo:border="0.5pt solid #000000">
        <style:background-image/>
      </style:table-cell-properties>
    </style:style>
    <style:style style:name="P1" style:family="paragraph" style:parent-style-name="Standard">
      <style:text-properties officeooo:rsid="000c6534" officeooo:paragraph-rsid="000c6534"/>
    </style:style>
    <style:style style:name="P2" style:family="paragraph" style:parent-style-name="Standard">
      <style:text-properties style:text-underline-style="solid" style:text-underline-width="auto" style:text-underline-color="font-color" officeooo:rsid="000c6534" officeooo:paragraph-rsid="000c6534" fo:background-color="transparent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style:text-underline-style="solid" style:text-underline-width="auto" style:text-underline-color="font-color" officeooo:rsid="000c6534" officeooo:paragraph-rsid="000c6534" fo:background-color="#ff0000"/>
    </style:style>
    <style:style style:name="P4" style:family="paragraph" style:parent-style-name="Standard">
      <style:text-properties fo:font-weight="bold" officeooo:rsid="000c6534" officeooo:paragraph-rsid="000c6534" style:font-weight-asian="bold" style:font-weight-complex="bold"/>
    </style:style>
    <style:style style:name="P5" style:family="paragraph" style:parent-style-name="Standard">
      <style:text-properties fo:font-weight="normal" officeooo:rsid="000c6534" officeooo:paragraph-rsid="000c6534" style:font-weight-asian="normal" style:font-weight-complex="normal"/>
    </style:style>
    <style:style style:name="P6" style:family="paragraph" style:parent-style-name="Table_20_Contents">
      <style:text-properties officeooo:rsid="000c6534" officeooo:paragraph-rsid="000c6534"/>
    </style:style>
    <style:style style:name="P7" style:family="paragraph" style:parent-style-name="Table_20_Contents">
      <style:text-properties fo:font-weight="normal" officeooo:rsid="000c6534" officeooo:paragraph-rsid="000c6534" style:font-weight-asian="normal" style:font-weight-complex="normal"/>
    </style:style>
    <style:style style:name="P8" style:family="paragraph" style:parent-style-name="Table_20_Contents">
      <style:text-properties officeooo:rsid="0007924a" officeooo:paragraph-rsid="000c6534"/>
    </style:style>
    <style:style style:name="P9" style:family="paragraph" style:parent-style-name="Table_20_Contents">
      <style:text-properties fo:font-weight="bold" officeooo:rsid="000c6534" officeooo:paragraph-rsid="000c6534" style:font-weight-asian="bold" style:font-weight-complex="bold"/>
    </style:style>
    <style:style style:name="T1" style:family="text">
      <style:text-properties officeooo:rsid="000c6534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mprimir numeros pares del 1 al 20 <text:span text:style-name="T2"/></text:p>
      <text:p text:style-name="P2"/>
      <text:p text:style-name="P1"/>
      <text:p text:style-name="P1">INICIO</text:p>
      <text:p text:style-name="P1">num = 1</text:p>
      <text:p text:style-name="P1">mientras num &lt;= 20</text:p>
      <text:p text:style-name="P1"><text:tab/>si num %2 = 0</text:p>
      <text:p text:style-name="P1"><text:tab/><text:tab/>imprimir num</text:p>
      <text:p text:style-name="P1"><text:tab/><text:tab/>num = num + 1</text:p>
      <text:p text:style-name="P1">fin mientras</text:p>
      <text:p text:style-name="P1">INICIO</text:p>
      <text:p text:style-name="P1"/>
      <text:p text:style-name="P1">INICIO</text:p>
      <text:p text:style-name="P1">int_liminf = 1</text:p>
      <text:p text:style-name="P1">int_limsup = 20</text:p>
      <text:p text:style-name="P1">int_paso = 1</text:p>
      <text:p text:style-name="P1">para contador = lim_inf ; contador = lim_sup; contador = contador + paso;</text:p>
      <text:p text:style-name="P1"><text:tab/>si num %2 = 0</text:p>
      <text:p text:style-name="P1"><text:tab/><text:tab/>imprimir contador</text:p>
      <text:p text:style-name="P1">fin para</text:p>
      <text:p text:style-name="P1"/>
      <text:p text:style-name="P1">FIN</text:p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P6">Al usar “para” se debe establecer para el contador variables para el limite inferior (lim_inf) y para el limite superior (lim_sup). En casos específicos usar una variable para controlar el paso del contador.</text:p>
          </table:table-cell>
        </table:table-row>
      </table:table>
      <text:p text:style-name="P1"/>
      <text:p text:style-name="P1"/>
      <text:p text:style-name="P1"/>
      <text:p text:style-name="P1">El usuario debe adivina un numero generado aleatoriamente del 1 al 20 </text:p>
      <text:p text:style-name="P1"/>
      <text:p text:style-name="P1"/>
      <text:p text:style-name="P4">INICIO </text:p>
      <text:p text:style-name="P4"/>
      <text:p text:style-name="P5">int_ LIMINF= 1</text:p>
      <text:p text:style-name="P5">int_ LIMSUP = 20</text:p>
      <text:p text:style-name="P5">int_num1 = leer</text:p>
      <text:p text:style-name="P5">numadiv = aleatorio(int_ LIMINF,int_ LIMSUP)</text:p>
      <text:p text:style-name="P5">mientras num1 != numadiv</text:p>
      <text:p text:style-name="P5"><text:tab/>imprimir = no es ese</text:p>
      <text:p text:style-name="P5"><text:tab/>numadiv = aleatorio(int_ LIMINF,int_ LIMSUP)</text:p>
      <text:p text:style-name="P5"><text:tab/>leer(num1)</text:p>
      <text:p text:style-name="P5">fin mientras</text:p>
      <text:p text:style-name="P5">imprimir correcto</text:p>
      <text:p text:style-name="P5"/>
      <text:p text:style-name="P5">FIN</text:p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INICIO </text:p>
      <text:p text:style-name="P5">int_ LIMINF= 1</text:p>
      <text:p text:style-name="P5">int_ LIMSUP = 20</text:p>
      <text:p text:style-name="P5">numadiv = aleatorio(int_ LIMINF,int_ LIMSUP)</text:p>
      <text:p text:style-name="P8">Bool adivinado = F<text:span text:style-name="T1">a</text:span>lso</text:p>
      <text:p text:style-name="P8">mientras !adivinado</text:p>
      <text:p text:style-name="P8"><text:s text:c="5"/>num = leer</text:p>
      <text:p text:style-name="P8"><text:s text:c="5"/>si num != <text:span text:style-name="T1">numadiv</text:span></text:p>
      <text:p text:style-name="P8"><text:s text:c="9"/>imprimir mal</text:p>
      <text:p text:style-name="P8"><text:s text:c="5"/>si no</text:p>
      <text:p text:style-name="P8"><text:s text:c="9"/>adivinado = Verdadeo</text:p>
      <text:p text:style-name="P8">fin mientras</text:p>
      <text:p text:style-name="P8">imprimir <text:span text:style-name="T1">lo has echo</text:span></text:p>
      <text:p text:style-name="P8"/>
      <text:p text:style-name="P9">FINIAL</text:p>
      <text:p text:style-name="P9"/>
      <text:p text:style-name="P9"/>
      <text:p text:style-name="P9">imprimir todos los numeros del 10 al 1 separados por un espacio</text:p>
      <text:p text:style-name="P9"/>
      <text:p text:style-name="P9">INICIO</text:p>
      <text:p text:style-name="P7"/>
      <text:p text:style-name="P5">int_ LIMINF= 10</text:p>
      <text:p text:style-name="P5">int_ LIMSUP = 1</text:p>
      <text:p text:style-name="P7">para contador = LIMINF; contador = <text:s/>LIMSUP; contador <text:s/>(-1)</text:p>
      <text:p text:style-name="P7"><text:tab/>imprimir contador</text:p>
      <text:p text:style-name="P7"><text:tab/>imprimir “_”</text:p>
      <text:p text:style-name="P7">fin para</text:p>
      <text:p text:style-name="P9">FIN</text:p>
      <text:p text:style-name="P7"/>
      <text:p text:style-name="P7"/>
      <text:p text:style-name="P9">INICIO</text:p>
      <text:p text:style-name="P9"/>
      <text:p text:style-name="P7">int NUM1 = 10</text:p>
      <text:p text:style-name="P7">int NUM2 = 1</text:p>
      <text:p text:style-name="P7">mientras NUM1 &gt;= NUM2</text:p>
      <text:p text:style-name="P7"><text:tab/>imprimir NUM1</text:p>
      <text:p text:style-name="P7"><text:tab/>imprimir “_”</text:p>
      <text:p text:style-name="P7"><text:tab/>NUM1 = NUM1 – 1</text:p>
      <text:p text:style-name="P7">fin mientras</text:p>
      <text:p text:style-name="P7"/>
      <text:p text:style-name="P9">FI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dado un numero devolver la tabla de multiplicar de este</text:p>
      <text:p text:style-name="P7"/>
      <text:p text:style-name="P9">INICIO</text:p>
      <text:p text:style-name="P9"><text:span text:style-name="T3"/></text:p>
      <text:p text:style-name="P9"><text:span text:style-name="T3">int numero </text:span></text:p>
      <text:p text:style-name="P9"><text:span text:style-name="T3">leer (numero)</text:span></text:p>
      <text:p text:style-name="P9"><text:span text:style-name="T3">int NUMEROS = 0</text:span></text:p>
      <text:p text:style-name="P9"><text:span text:style-name="T3">int LIMSUP = 10</text:span></text:p>
      <text:p text:style-name="P9"><text:span text:style-name="T3"/></text:p>
      <text:p text:style-name="P9"><text:span text:style-name="T3">mientras NUMEROS &lt;= LIMSUP</text:span></text:p>
      <text:p text:style-name="P9"><text:span text:style-name="T3"><text:tab/>resultado = numero * NUMEROS</text:span></text:p>
      <text:p text:style-name="P9"><text:span text:style-name="T3"><text:tab/>print (“%d * %d = %d”,numero,NUMEROS,resultado)</text:span></text:p>
      <text:p text:style-name="P9"><text:span text:style-name="T3"><text:tab/>NUMEROS = NUMEROS + 1</text:span></text:p>
      <text:p text:style-name="P9"><text:span text:style-name="T3">fin mientras</text:span></text:p>
      <text:p text:style-name="P9"><text:span text:style-name="T3"/></text:p>
      <text:p text:style-name="P9">FIN</text:p>
      <text:p text:style-name="P9"/>
      <text:p text:style-name="P9">INICIO</text:p>
      <text:p text:style-name="P9"><text:span text:style-name="T3"/></text:p>
      <text:p text:style-name="P9"><text:span text:style-name="T3">int numero </text:span></text:p>
      <text:p text:style-name="P9"><text:span text:style-name="T3">leer (numero)</text:span></text:p>
      <text:p text:style-name="P9"><text:span text:style-name="T3">int NUMEROS = 0</text:span></text:p>
      <text:p text:style-name="P9"><text:span text:style-name="T3">int LIMSUP = 10</text:span></text:p>
      <text:p text:style-name="P9"><text:span text:style-name="T3"/></text:p>
      <text:p text:style-name="P9"><text:span text:style-name="T3">mientras NUMEROS &lt;= LIMSUP</text:span></text:p>
      <text:p text:style-name="P9"><text:span text:style-name="T3"><text:tab/>resultado = numero * NUMEROS</text:span></text:p>
      <text:p text:style-name="P9"><text:span text:style-name="T3"><text:tab/>print (numero)</text:span></text:p>
      <text:p text:style-name="P9"><text:span text:style-name="T3"><text:tab/>print (“_*_”)</text:span></text:p>
      <text:p text:style-name="P9"><text:span text:style-name="T3"><text:tab/>print (NUMEROS)</text:span></text:p>
      <text:p text:style-name="P9"><text:span text:style-name="T3"><text:tab/>print (“_=_”)</text:span></text:p>
      <text:p text:style-name="P9"><text:span text:style-name="T3"><text:tab/>print (resultado)</text:span></text:p>
      <text:p text:style-name="P9"><text:span text:style-name="T3"><text:tab/>NUMEROS = NUMEROS + 1</text:span></text:p>
      <text:p text:style-name="P9"><text:span text:style-name="T3">fin mientras</text:span></text:p>
      <text:p text:style-name="P9"><text:span text:style-name="T3"/></text:p>
      <text:p text:style-name="P9">FIN</text:p>
      <text:p text:style-name="P9"/>
      <text:p text:style-name="P9">INICIO</text:p>
      <text:p text:style-name="P9"><text:span text:style-name="T3">int numero </text:span></text:p>
      <text:p text:style-name="P9"><text:span text:style-name="T3">leer (numero)</text:span></text:p>
      <text:p text:style-name="P9"><text:span text:style-name="T3">int LIMINF = 0</text:span></text:p>
      <text:p text:style-name="P9"><text:span text:style-name="T3">int LIMSUP = 10</text:span></text:p>
      <text:p text:style-name="P9"><text:span text:style-name="T3"/></text:p>
      <text:p text:style-name="P9"><text:span text:style-name="T3">PARA contador = LIMINF; contador = <text:s/>LIMSUP; contador +1</text:span></text:p>
      <text:p text:style-name="P9"><text:span text:style-name="T3"><text:tab/>resultado = numero * contador</text:span></text:p>
      <text:p text:style-name="P9"><text:span text:style-name="T3"><text:tab/>print (numero)</text:span></text:p>
      <text:p text:style-name="P9"><text:span text:style-name="T3"><text:tab/>print (“ * ”)</text:span></text:p>
      <text:p text:style-name="P9"><text:span text:style-name="T3"><text:tab/>print (contador)</text:span></text:p>
      <text:p text:style-name="P9"><text:span text:style-name="T3"><text:tab/>print (“ = ”)</text:span></text:p>
      <text:p text:style-name="P9"><text:span text:style-name="T3"><text:tab/>print (resultado)</text:span></text:p>
      <text:p text:style-name="P9"><text:span text:style-name="T3">fin mientras</text:span></text:p>
      <text:p text:style-name="P9">FIN</text:p>
      <text:p text:style-name="P9"/>
      <text:p text:style-name="P9"><text:soft-page-break/></text:p>
      <text:p text:style-name="P9"><text:span text:style-name="T3"/></text:p>
      <text:p text:style-name="P9"/>
      <text:p text:style-name="P9"><text:span text:style-name="T3"/></text:p>
      <text:p text:style-name="P9"><text:span text:style-name="T3"/></text:p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19:08:30.932000000</meta:creation-date>
    <dc:date>2023-09-27T21:39:45.365000000</dc:date>
    <meta:editing-duration>PT2H31M14S</meta:editing-duration>
    <meta:editing-cycles>1</meta:editing-cycles>
    <meta:document-statistic meta:table-count="1" meta:image-count="0" meta:object-count="0" meta:page-count="4" meta:paragraph-count="105" meta:word-count="374" meta:character-count="2084" meta:non-whitespace-character-count="1739"/>
    <meta:generator>LibreOffice/7.6.1.2$Windows_x86 LibreOffice_project/f5defcebd022c5bc36bbb79be232cb6926d8f674</meta:generator>
  </office:meta>
</office:document-meta>
</file>